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6.00pt" fo:font-weight="bold" fo:font-family="Montserrat" style:font-family-asian="Montserrat" style:font-family-complex="Montserrat" fo:background-color="transparent" fo:color="#7451eb"/>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normal" fo:font-family="'Montserrat Medium'" style:font-family-asian="'Montserrat Medium'" style:font-family-complex="'Montserrat Medium'" fo:background-color="transparent" fo:color="#7451eb"/>
    </style:style>
    <style:style style:name="T5" style:family="text">
      <style:text-properties fo:font-size="11.00pt" fo:font-weight="normal" fo:font-family="Montserrat" style:font-family-asian="Montserrat" style:font-family-complex="Montserrat" fo:background-color="transparent" style:use-window-font-color="true"/>
    </style:style>
    <style:style style:name="T6" style:family="text">
      <style:text-properties fo:font-size="11.00pt" fo:font-weight="normal" fo:font-family="Montserrat" style:font-family-asian="Montserrat" style:font-family-complex="Montserrat" fo:background-color="transparent" style:use-window-font-color="true" fo:font-style="italic"/>
    </style:style>
    <style:style style:name="T7" style:family="text">
      <style:text-properties fo:font-size="11.00pt" fo:font-weight="normal" fo:font-family="Montserrat" style:font-family-asian="Montserrat" style:font-family-complex="Montserrat" fo:background-color="transparent" style:use-window-font-color="true"/>
    </style:style>
    <style:style style:name="T8" style:family="text">
      <style:text-properties fo:font-size="11.00pt" fo:font-weight="normal" fo:font-family="Montserrat" style:font-family-asian="Montserrat" style:font-family-complex="Montserrat" fo:background-color="transparent" style:use-window-font-color="true" fo:font-style="italic"/>
    </style:style>
    <style:style style:name="T9" style:family="text">
      <style:text-properties fo:font-size="11.00pt" fo:font-weight="normal" fo:font-family="Montserrat" style:font-family-asian="Montserrat" style:font-family-complex="Montserrat" fo:background-color="transparent" style:use-window-font-color="true"/>
    </style:style>
    <style:style style:name="T10" style:family="text">
      <style:text-properties fo:font-size="11.00pt" fo:font-weight="normal" fo:font-family="Montserrat" style:font-family-asian="Montserrat" style:font-family-complex="Montserrat"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Montserrat" style:font-family-asian="Montserrat" style:font-family-complex="Montserrat" fo:background-color="transparent" style:use-window-font-color="true"/>
    </style:style>
    <style:style style:name="T13" style:family="text">
      <style:text-properties fo:font-size="11.00pt" fo:font-weight="normal" fo:font-family="Montserrat" style:font-family-asian="Montserrat" style:font-family-complex="Montserrat" fo:background-color="transparent" style:use-window-font-color="true" fo:font-style="italic"/>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Montserrat" style:font-family-asian="Montserrat" style:font-family-complex="Montserrat" fo:background-color="transparent" style:use-window-font-color="true"/>
    </style:style>
    <style:style style:name="T16" style:family="text">
      <style:text-properties fo:font-size="11.00pt" fo:font-weight="normal" fo:font-family="Montserrat" style:font-family-asian="Montserrat" style:font-family-complex="Montserrat" fo:background-color="transparent" style:use-window-font-color="true" fo:font-style="italic"/>
    </style:style>
    <style:style style:name="T17" style:family="text">
      <style:text-properties fo:font-size="20.00pt" fo:font-weight="normal" fo:font-family="'Montserrat Medium'" style:font-family-asian="'Montserrat Medium'" style:font-family-complex="'Montserrat Medium'" fo:background-color="transparent" fo:color="#7451eb"/>
    </style:style>
    <style:style style:name="T18" style:family="text">
      <style:text-properties fo:font-size="11.00pt" fo:font-weight="normal" fo:font-family="Montserrat" style:font-family-asian="Montserrat" style:font-family-complex="Montserrat" fo:background-color="transparent" style:use-window-font-color="true"/>
    </style:style>
    <style:style style:name="T19" style:family="text">
      <style:text-properties fo:font-size="11.00pt" fo:font-weight="normal" fo:font-family="Montserrat" style:font-family-asian="Montserrat" style:font-family-complex="Montserrat" fo:background-color="transparent" style:use-window-font-color="true" fo:font-style="italic"/>
    </style:style>
    <style:style style:name="T20" style:family="text">
      <style:text-properties fo:font-size="11.00pt" fo:font-weight="normal" fo:font-family="Montserrat" style:font-family-asian="Montserrat" style:font-family-complex="Montserrat" fo:background-color="transparent" style:use-window-font-color="true"/>
    </style:style>
    <style:style style:name="T21" style:family="text">
      <style:text-properties fo:font-size="11.00pt" fo:font-weight="normal" fo:font-family="Montserrat" style:font-family-asian="Montserrat" style:font-family-complex="Montserrat" fo:background-color="transparent" style:use-window-font-color="true" fo:font-style="italic"/>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Montserrat" style:font-family-asian="Montserrat" style:font-family-complex="Montserrat" fo:background-color="transparent" style:use-window-font-color="true"/>
    </style:style>
    <style:style style:name="T24" style:family="text">
      <style:text-properties fo:font-size="11.00pt" fo:font-weight="normal" fo:font-family="Montserrat" style:font-family-asian="Montserrat" style:font-family-complex="Montserrat" fo:background-color="transparent" style:use-window-font-color="true" fo:font-style="italic"/>
    </style:style>
    <style:style style:name="T25" style:family="text">
      <style:text-properties fo:font-size="20.00pt" fo:font-weight="normal" fo:font-family="'Montserrat Medium'" style:font-family-asian="'Montserrat Medium'" style:font-family-complex="'Montserrat Medium'" fo:background-color="transparent" fo:color="#7451eb"/>
    </style:style>
    <style:style style:name="T26" style:family="text">
      <style:text-properties fo:font-size="11.00pt" fo:font-weight="normal" fo:font-family="Montserrat" style:font-family-asian="Montserrat" style:font-family-complex="Montserrat" fo:background-color="transparent" style:use-window-font-color="true" fo:font-style="italic"/>
    </style:style>
    <style:style style:name="P1" style:family="paragraph">
      <style:paragraph-properties fo:line-height="115.00%" fo:text-align="left"/>
    </style:style>
    <style:style style:name="P2" style:family="paragraph">
      <style:paragraph-properties fo:line-height="100.00%" fo:text-align="center" fo:margin-bottom="3.00pt"/>
    </style:style>
    <style:style style:name="P3" style:family="paragraph">
      <style:paragraph-properties fo:line-height="115.00%" fo:text-align="left"/>
    </style:style>
    <text:list-style style:name="L4">
      <text:list-level-style-bullet text:level="1" text:bullet-char="•">
        <style:list-level-properties text:space-before="18.00pt" text:min-label-width="18.00pt"/>
        <style:text-properties fo:font-family="Symbol"/>
      </text:list-level-style-bullet>
    </text:list-style>
    <style:style style:name="P4" style:family="paragraph">
      <style:paragraph-properties fo:line-height="100.00%" fo:text-align="left" fo:margin-top="20.00pt"/>
    </style:style>
    <style:style style:name="P5" style:family="paragraph">
      <style:paragraph-properties fo:line-height="115.00%" fo:text-align="left" fo:margin-left="36.00pt" fo:text-indent="0.00pt"/>
    </style:style>
    <style:style style:name="P6" style:family="paragraph">
      <style:paragraph-properties fo:line-height="115.00%" fo:text-align="left"/>
    </style:style>
    <style:style style:name="P7" style:family="paragraph">
      <style:paragraph-properties fo:line-height="115.00%" fo:text-align="left"/>
    </style:style>
    <text:list-style style:name="L8">
      <text:list-level-style-bullet text:level="1" text:bullet-char="•">
        <style:list-level-properties text:space-before="18.00pt" text:min-label-width="18.00pt"/>
        <style:text-properties fo:font-family="Symbol"/>
      </text:list-level-style-bullet>
    </text:list-style>
    <style:style style:name="P8" style:family="paragraph">
      <style:paragraph-properties fo:line-height="115.00%" fo:text-align="left"/>
    </style:style>
    <style:style style:name="P9" style:family="paragraph">
      <style:paragraph-properties fo:line-height="115.00%" fo:text-align="lef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15.00%" fo:text-align="left"/>
    </style:style>
    <style:style style:name="P11" style:family="paragraph">
      <style:paragraph-properties fo:line-height="115.00%" fo:text-align="left"/>
    </style:style>
    <text:list-style style:name="L12">
      <text:list-level-style-bullet text:level="1" text:bullet-char="•">
        <style:list-level-properties text:space-before="54.00pt" text:min-label-width="18.00pt"/>
        <style:text-properties fo:font-family="Symbol"/>
      </text:list-level-style-bullet>
    </text:list-style>
    <style:style style:name="P12" style:family="paragraph">
      <style:paragraph-properties fo:line-height="115.00%" fo:text-align="left"/>
    </style:style>
    <style:style style:name="P13" style:family="paragraph">
      <style:paragraph-properties fo:line-height="115.00%" fo:text-align="left"/>
    </style:style>
    <text:list-style style:name="L14">
      <text:list-level-style-bullet text:level="1" text:bullet-char="•">
        <style:list-level-properties text:space-before="54.00pt" text:min-label-width="18.00pt"/>
        <style:text-properties fo:font-family="Symbol"/>
      </text:list-level-style-bullet>
    </text:list-style>
    <style:style style:name="P14" style:family="paragraph">
      <style:paragraph-properties fo:line-height="115.00%" fo:text-align="left"/>
    </style:style>
    <style:style style:name="P15" style:family="paragraph">
      <style:paragraph-properties fo:line-height="115.00%" fo:text-align="left"/>
    </style:style>
    <text:list-style style:name="L16">
      <text:list-level-style-bullet text:level="1" text:bullet-char="•">
        <style:list-level-properties text:space-before="54.00pt" text:min-label-width="18.00pt"/>
        <style:text-properties fo:font-family="Symbol"/>
      </text:list-level-style-bullet>
    </text:list-style>
    <style:style style:name="P16" style:family="paragraph">
      <style:paragraph-properties fo:line-height="115.00%" fo:text-align="left"/>
    </style:style>
    <style:style style:name="P17" style:family="paragraph">
      <style:paragraph-properties fo:line-height="115.00%" fo:text-align="left" fo:margin-left="-36.00pt" fo:text-indent="0.00pt"/>
    </style:style>
    <style:style style:name="P18" style:family="paragraph">
      <style:paragraph-properties fo:line-height="115.00%" fo:text-align="left"/>
    </style:style>
    <text:list-style style:name="L19">
      <text:list-level-style-bullet text:level="1" text:bullet-char="•">
        <style:list-level-properties text:space-before="54.00pt" text:min-label-width="18.00pt"/>
        <style:text-properties fo:font-family="Symbol"/>
      </text:list-level-style-bullet>
    </text:list-style>
    <style:style style:name="P19" style:family="paragraph">
      <style:paragraph-properties fo:line-height="115.00%" fo:text-align="left"/>
    </style:style>
    <style:style style:name="P20" style:family="paragraph">
      <style:paragraph-properties fo:line-height="115.00%" fo:text-align="lef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fo:margin-top="20.00pt"/>
    </style:style>
    <style:style style:name="P22" style:family="paragraph">
      <style:paragraph-properties fo:line-height="115.00%" fo:text-align="left" fo:margin-left="36.00pt" fo:text-indent="0.00pt"/>
    </style:style>
    <style:style style:name="P23" style:family="paragraph">
      <style:paragraph-properties fo:line-height="115.00%" fo:text-align="left"/>
    </style:style>
    <text:list-style style:name="L24">
      <text:list-level-style-bullet text:level="1" text:bullet-char="•">
        <style:list-level-properties text:space-before="54.00pt" text:min-label-width="18.00pt"/>
        <style:text-properties fo:font-family="Symbol"/>
      </text:list-level-style-bullet>
    </text:list-style>
    <style:style style:name="P24" style:family="paragraph">
      <style:paragraph-properties fo:line-height="115.00%" fo:text-align="left"/>
    </style:style>
    <style:style style:name="P25" style:family="paragraph">
      <style:paragraph-properties fo:line-height="115.00%" fo:text-align="left"/>
    </style:style>
    <text:list-style style:name="L26">
      <text:list-level-style-bullet text:level="1" text:bullet-char="•">
        <style:list-level-properties text:space-before="54.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style:style>
    <text:list-style style:name="L28">
      <text:list-level-style-bullet text:level="1" text:bullet-char="•">
        <style:list-level-properties text:space-before="18.00pt" text:min-label-width="18.00pt"/>
        <style:text-properties fo:font-family="Symbol"/>
      </text:list-level-style-bullet>
    </text:list-style>
    <style:style style:name="P28" style:family="paragraph">
      <style:paragraph-properties fo:line-height="100.00%" fo:text-align="left" fo:margin-top="20.00pt" fo:margin-bottom="6.00pt"/>
    </style:style>
    <style:style style:name="P29" style:family="paragraph">
      <style:paragraph-properties fo:line-height="115.00%" fo:text-align="left"/>
    </style:style>
  </office:automatic-styles>
  <office:body>
    <office:text>
      <text:p text:style-name="P1"><draw:frame text:anchor-type="as-char" svg:width="48.95mm" svg:height="28.58mm" style:rel-width="scale" style:rel-height="scale"><draw:object-ole xlink:href="OleObj1"/><draw:image xlink:href="ObjectReplacements/OleObj1"/></draw:frame><text:span text:style-name="T1"/></text:p>
      <text:p text:style-name="P2"><text:span text:style-name="T2">Cahier des charges</text:span></text:p>
      <text:p text:style-name="P3"><text:span text:style-name="T3"/></text:p>
      <text:list text:style-name="L4">
        <text:list-item>
          <text:p text:style-name="P4"><text:span text:style-name="T4">Contexte du projet</text:span></text:p>
        </text:list-item>
        <text:list-item>
          <text:p text:style-name="P5"><text:span text:style-name="T5">Besoins du client</text:span></text:p>
        </text:list-item>
      </text:list>
      <text:p text:style-name="P6"><text:span text:style-name="T5">LiVrai désire refaire entièrement son application pour permettre à ses clients d'être autonomes dans l'utilisation du service de livraison. Les clients pourront créer leur compte, gérer leurs informations, passer des commandes, suivre les livraisons, gérer la facturation, et consulter l'historique des livraisons. Le service commercial continuera à gérer certains clients et aura accès à la facturation, tandis que le service de livraisons gérera les livraisons et aura également accès à la facturation.</text:span></text:p>
      <text:p text:style-name="P7"><text:span text:style-name="T6"/></text:p>
      <text:list text:style-name="L8">
        <text:list-item>
          <text:p text:style-name="P8"><text:span text:style-name="T6">Présentation de l’activité de l’entreprise et de la solution existante.</text:span></text:p>
        </text:list-item>
      </text:list>
      <text:p text:style-name="P9"><text:span text:style-name="T6">LiVrai, avec 150 employés, propose actuellement un service de livraison de marchandises en grande quantité pour les professionnels. L'application actuelle, développée il y a plusieurs années, nécessite une mise à jour pour répondre aux nouveaux besoins de l'entreprise.</text:span></text:p>
      <text:p text:style-name="P9"><text:span text:style-name="T6"/></text:p>
      <text:list text:style-name="L10">
        <text:list-item>
          <text:p text:style-name="P10"><text:span text:style-name="T6">Limites de la solution existante.</text:span></text:p>
        </text:list-item>
      </text:list>
      <text:p text:style-name="P11"><text:span text:style-name="T6">La solution actuelle nécessite l'intervention du service commercial pour la création des comptes clients et la gestion des livraisons. Elle ne permet pas aux clients d'être autonomes dans l'utilisation du service de livraison.<text:line-break/></text:span></text:p>
      <text:list text:style-name="L12">
        <text:list-item>
          <text:p text:style-name="P12"><text:span text:style-name="T7">Objectifs du projet</text:span></text:p>
        </text:list-item>
      </text:list>
      <text:p text:style-name="P13"><text:span text:style-name="T8">L'objectif principal est de refondre l'application de gestion des clients (CRM) pour permettre aux clients d'être autonomes dans l'utilisation du service de livraison. Les objectifs spécifiques incluent la création de compte par les clients ou le service commercial, la gestion des informations clients, la commande et le suivi des livraisons, la gestion de la facturation, et la mise en place d'un historique des livraisons.<text:line-break/></text:span></text:p>
      <text:list text:style-name="L14">
        <text:list-item>
          <text:p text:style-name="P14"><text:span text:style-name="T9">Mesure de la réussite du projet</text:span></text:p>
        </text:list-item>
      </text:list>
      <text:p text:style-name="P15"><text:span text:style-name="T10">La réussite du projet sera mesurée par la capacité de l'application à permettre aux clients d'être autonomes, la réduction du travail du service commercial pour certains clients, et la facilitation du processus global de livraison.</text:span></text:p>
      <text:p text:style-name="P15"><text:span text:style-name="T11"/></text:p>
      <text:list text:style-name="L16">
        <text:list-item>
          <text:p text:style-name="P16"><text:span text:style-name="T12">Contraintes réglementaires</text:span></text:p>
        </text:list-item>
        <text:list-item>
          <text:p text:style-name="P17"><text:span text:style-name="T13">Consentement explicite : Obtention claire du consentement des utilisateurs lors de la création de compte, avec une option d'acceptation ou de refus.<text:line-break/></text:span></text:p>
        </text:list-item>
        <text:list-item>
          <text:p text:style-name="P17"><text:span text:style-name="T13">Droit à l'information : Communication préalable d'une politique de confidentialité détaillée avant le consentement.<text:line-break/></text:span></text:p>
        </text:list-item>
        <text:list-item>
          <text:p text:style-name="P17"><text:span text:style-name="T13">Droit à l'effacement : Possibilité simple pour les utilisateurs de supprimer leurs données via les paramètres du compte.</text:span></text:p>
        </text:list-item>
      </text:list>
      <text:p text:style-name="P18"><text:span text:style-name="T14"/></text:p>
      <text:list text:style-name="L19">
        <text:list-item>
          <text:p text:style-name="P19"><text:span text:style-name="T15">Éléments hors périmètre</text:span><text:span text:style-name="T16"/></text:p>
        </text:list-item>
      </text:list>
      <text:p text:style-name="P20"><text:span text:style-name="T16"><text:tab/>Gestion des retours et litiges</text:span></text:p>
      <text:list text:style-name="L21">
        <text:list-item>
          <text:p text:style-name="P21"><text:span text:style-name="T17">Description fonctionnelle</text:span></text:p>
        </text:list-item>
        <text:list-item>
          <text:p text:style-name="P22"><text:span text:style-name="T18">Liste des fonctionnalités</text:span></text:p>
        </text:list-item>
      </text:list>
      <text:p text:style-name="P23"><text:span text:style-name="T18">Création de compte :</text:span></text:p>
      <text:p text:style-name="P23"><text:span text:style-name="T18">Description : Permet aux clients et au service commercial de créer des comptes.</text:span></text:p>
      <text:p text:style-name="P23"><text:span text:style-name="T18">Besoin client : Offrir une méthode d'inscription pour accéder aux fonctionnalités de l'application.</text:span></text:p>
      <text:p text:style-name="P23"><text:span text:style-name="T18"/></text:p>
      <text:p text:style-name="P23"><text:span text:style-name="T18">Gestion des informations clients :</text:span></text:p>
      <text:p text:style-name="P23"><text:span text:style-name="T18">Description : Permet aux clients et au service commercial de gérer les informations liées aux comptes.</text:span></text:p>
      <text:p text:style-name="P23"><text:span text:style-name="T18">Besoin client : Faciliter la mise à jour des données clients et assurer une gestion efficace par le service commercial.</text:span></text:p>
      <text:p text:style-name="P23"><text:span text:style-name="T18"/></text:p>
      <text:p text:style-name="P23"><text:span text:style-name="T18">Commande et suivi des livraisons :</text:span></text:p>
      <text:p text:style-name="P23"><text:span text:style-name="T18">Description : Permet aux clients de passer des commandes et de suivre l'état des livraisons en temps réel.</text:span></text:p>
      <text:p text:style-name="P23"><text:span text:style-name="T18">Besoin client : Autonomiser les clients dans le processus de commande et fournir une visibilité sur les livraisons.</text:span></text:p>
      <text:p text:style-name="P23"><text:span text:style-name="T18"/></text:p>
      <text:p text:style-name="P23"><text:span text:style-name="T18">Gestion de la facturation :</text:span></text:p>
      <text:p text:style-name="P23"><text:span text:style-name="T18">Description : Permet au service commercial et au service de livraisons d'accéder à la facturation.</text:span></text:p>
      <text:p text:style-name="P23"><text:span text:style-name="T18">Besoin client : Simplifier le processus de facturation tout en assurant un suivi transparent des transactions.</text:span></text:p>
      <text:p text:style-name="P23"><text:span text:style-name="T18"/></text:p>
      <text:p text:style-name="P23"><text:span text:style-name="T18">Historique des livraisons :</text:span></text:p>
      <text:p text:style-name="P23"><text:span text:style-name="T18">Description : Fournit un accès à l'historique détaillé des livraisons pour les clients.</text:span></text:p>
      <text:p text:style-name="P23"><text:span text:style-name="T18">Besoin client : Offrir une référence pratique pour les clients afin de suivre et de </text:span></text:p>
      <text:p text:style-name="P23"><text:span text:style-name="T18">rappeler les livraisons antérieures.</text:span><text:span text:style-name="T19"><text:line-break/></text:span></text:p>
      <text:list text:style-name="L24">
        <text:list-item>
          <text:p text:style-name="P24"><text:span text:style-name="T20">Fonctionnement de l’application</text:span></text:p>
        </text:list-item>
      </text:list>
      <text:p text:style-name="P25"><text:span text:style-name="T21">Présenter le fonctionnement de l’application à l’aide de diagrammes fonctionnels.</text:span></text:p>
      <text:p text:style-name="P25"><text:span text:style-name="T22"/></text:p>
      <text:list text:style-name="L26">
        <text:list-item>
          <text:p text:style-name="P26"><text:span text:style-name="T23">Impact Social</text:span></text:p>
        </text:list-item>
      </text:list>
      <text:p text:style-name="P27"><text:span text:style-name="T24">Présenter brièvement l’impact sur l’environnement de l’application et l'utilisabilité de l’application pour les publics en situation de handicap. </text:span></text:p>
      <text:list text:style-name="L28">
        <text:list-item>
          <text:p text:style-name="P28"><text:span text:style-name="T25">Description technique</text:span></text:p>
        </text:list-item>
      </text:list>
      <text:p text:style-name="P29"><text:span text:style-name="T26">Présenter l’ensemble des technologies utilisées en les justifiant.</text:span></text:p>
      <text:p text:style-name="P29"><text:span text:style-name="T26">Inclure un diagramme de l’architecture de l’applicati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